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P3" style:family="paragraph" style:parent-style-name="Standard">
      <style:paragraph-properties fo:text-align="justify" style:justify-single-word="false"/>
      <style:text-properties style:font-name="Arial" fo:font-size="10pt" style:font-size-asian="10pt" style:font-size-complex="10pt"/>
    </style:style>
    <style:style style:name="P4" style:family="paragraph" style:parent-style-name="Standard">
      <style:paragraph-properties fo:text-align="justify" style:justify-single-word="false"/>
      <style:text-properties style:font-name="Arial" fo:font-size="9pt" style:font-size-asian="9pt" style:font-size-complex="9pt"/>
    </style:style>
    <style:style style:name="P5" style:family="paragraph" style:parent-style-name="Text_20_body">
      <style:paragraph-properties fo:text-align="justify" style:justify-single-word="false"/>
      <style:text-properties style:font-name="Arial" fo:font-size="10pt" style:font-size-asian="10pt" style:font-size-complex="10pt"/>
    </style:style>
    <style:style style:name="P6" style:family="paragraph" style:parent-style-name="Standard" style:list-style-name="L1">
      <style:paragraph-properties fo:text-align="justify" style:justify-single-word="false"/>
      <style:text-properties style:font-name="Arial" fo:font-size="10pt" style:font-size-asian="10pt" style:font-size-complex="10pt"/>
    </style:style>
    <style:style style:name="P7" style:family="paragraph" style:parent-style-name="Standard" style:list-style-name="L2">
      <style:paragraph-properties fo:text-align="justify" style:justify-single-word="false"/>
      <style:text-properties style:font-name="Arial" fo:font-size="10pt" style:font-size-asian="10pt" style:font-size-complex="10pt"/>
    </style:style>
    <style:style style:name="P8" style:family="paragraph" style:parent-style-name="Standard" style:list-style-name="L3">
      <style:text-properties style:font-name="Arial" fo:font-size="10pt" style:font-size-asian="10pt" style:font-size-complex="10pt"/>
    </style:style>
    <style:style style:name="P9" style:family="paragraph" style:parent-style-name="Standard" style:list-style-name="L2">
      <style:paragraph-properties fo:text-align="justify" style:justify-single-word="false"/>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T3" style:family="text">
      <style:text-properties fo:font-variant="normal" fo:text-transform="none" fo:color="#1155cc" style:text-line-through-style="none" style:font-name="Arial" fo:font-size="10pt" fo:font-style="normal" style:text-underline-style="solid" style:text-underline-width="auto" style:text-underline-color="font-color" fo:font-weight="normal" style:text-blinking="false" fo:background-color="transparent" style:font-size-asian="10pt" style:font-size-complex="10pt"/>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onjour,</text:p>
      <text:p text:style-name="P3"/>
      <text:p text:style-name="P3">je prends contact avec vous suite à la sélection de mon projet pour le 2ème tour du concours Lyon Startup.</text:p>
      <text:p text:style-name="P3"/>
      <text:p text:style-name="P3">Mon projet consiste en la création d’une plateforme de troc sur le web. Sur cette plateforme, les troqueurs exposent leurs objets et construisent progressivement des échanges avec d’autres troqueurs en ajoutant ou retirant des objets à tour de rôle jusqu’à trouver un accord qui satisfait les 2 parties.<text:bookmark text:name="docs-internal-guid-97efb362-cf67-49c2-700e-07027d1e4288"/> <text:span text:style-name="T1">Cette plateforme proposera des fonctionnalités d’assistance à la négociation (workflow, cross swaping, up swaping, statistiques sur l’offre et la demande des objets, et les centres d’intérêt des troqueurs).</text:span></text:p>
      <text:p text:style-name="P3"/>
      <text:p text:style-name="P1"><text:bookmark text:name="docs-internal-guid-97efb362-cf60-467c-d454-6fad0a88d165"/><text:span text:style-name="T2">A titre d’illustration, j’ai développé un prototype sur le sujet des bandes dessinées, <text:s/></text:span><text:a xlink:type="simple" xlink:href="http://www.trocabd.com/"><text:span text:style-name="T3">www.trocabd.com</text:span></text:a><text:span text:style-name="T2">. Ce concept pourra être étendu par la suite à d'autres objets : vêtements d'enfants, livres scolaires, </text:span></text:p>
      <text:p text:style-name="P2"/>
      <text:p text:style-name="P3">Je voudrais <text:span text:style-name="T4">recruter un stagiaire</text:span> pour lui confier les tâches suivantes sur 2 mois de Décembre à Janvier :</text:p>
      <text:list xml:id="list8157468601109242219" text:style-name="L1">
        <text:list-item>
          <text:p text:style-name="P6">Création d'un logo</text:p>
        </text:list-item>
        <text:list-item>
          <text:p text:style-name="P6">Création et animation d'une page facebook</text:p>
        </text:list-item>
      </text:list>
      <text:list xml:id="list4288943142634593615" text:style-name="L2">
        <text:list-item>
          <text:p text:style-name="P7">Refondre la page d accueil du site</text:p>
        </text:list-item>
        <text:list-item>
          <text:p text:style-name="P9">Revoir le graphisme et l'ergonomie du site</text:p>
        </text:list-item>
      </text:list>
      <text:p text:style-name="P3"/>
      <text:p text:style-name="P3">Je n'ai pas de moyens financiers pour rémunérer ce stage, ni de locaux ou matériel pour héberger l'intervenant. Toutefois, je saurais lui reverser une part sur les gains en cas de qualification pour le 3ème tour qui est aussi le dernier.</text:p>
      <text:p text:style-name="P3"/>
      <text:p text:style-name="P3">Je vous propose de convenir d'un rendez-vous pour vous donner plus d'informations sur mon projet.</text:p>
      <text:p text:style-name="P3"/>
      <text:p text:style-name="P3">Cordialement,</text:p>
      <text:p text:style-name="P3"/>
      <text:p text:style-name="P3">Pierre FERRENT</text:p>
      <text:p text:style-name="P4">06-95-20-47-29</text:p>
      <text:p text:style-name="P3"/>
      <text:list xml:id="list8796941685054572019" text:style-name="L3">
        <text:list-header>
          <text:p text:style-name="P8"/>
        </text:list-header>
      </text:list>
      <text:p text:style-name="P5"/>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2T07:17:26.67</meta:creation-date>
    <dc:date>2014-11-09T16:26:56.61</dc:date>
    <meta:editing-duration>PT1H5M54S</meta:editing-duration>
    <meta:editing-cycles>12</meta:editing-cycles>
    <meta:generator>OpenOffice.org/3.4.1$Win32 OpenOffice.org_project/341m1$Build-9593</meta:generator>
    <meta:document-statistic meta:table-count="0" meta:image-count="0" meta:object-count="0" meta:page-count="1" meta:paragraph-count="14" meta:word-count="233" meta:character-count="1451"/>
  </office:meta>
</office:document-meta>
</file>